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fo:font-style="normal" style:text-underline-style="none" fo:font-weight="normal" officeooo:paragraph-rsid="0019b7b4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language="de" fo:country="DE" style:text-underline-style="solid" style:text-underline-width="auto" style:text-underline-color="font-color" fo:font-weight="bold" officeooo:rsid="00183d47" officeooo:paragraph-rsid="00183d47" style:font-weight-asian="bold" style:font-weight-complex="bold"/>
    </style:style>
    <style:style style:name="P3" style:family="paragraph" style:parent-style-name="Standard">
      <style:text-properties fo:language="de" fo:country="DE" officeooo:rsid="00183d47" officeooo:paragraph-rsid="00183d47"/>
    </style:style>
    <style:style style:name="P4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183d47" officeooo:paragraph-rsid="00183d47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de" fo:country="DE" fo:font-style="normal" style:text-underline-style="none" fo:font-weight="normal" officeooo:rsid="0019b7b4" officeooo:paragraph-rsid="0019b7b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de" fo:country="DE" fo:font-style="normal" style:text-underline-style="none" fo:font-weight="normal" officeooo:rsid="001a3e10" officeooo:paragraph-rsid="0019b7b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de" fo:country="DE" fo:font-style="normal" style:text-underline-style="none" fo:font-weight="normal" officeooo:rsid="001a3e10" officeooo:paragraph-rsid="001b214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de" fo:country="DE" fo:font-style="normal" style:text-underline-style="none" fo:font-weight="normal" officeooo:rsid="001a3e10" officeooo:paragraph-rsid="001bea83" style:font-style-asian="normal" style:font-weight-asian="normal" style:font-style-complex="normal" style:font-weight-complex="normal"/>
    </style:style>
    <style:style style:name="T1" style:family="text">
      <style:text-properties officeooo:rsid="0019b7b4"/>
    </style:style>
    <style:style style:name="T2" style:family="text">
      <style:text-properties officeooo:rsid="001a3e10"/>
    </style:style>
    <style:style style:name="T3" style:family="text">
      <style:text-properties officeooo:rsid="001b214e"/>
    </style:style>
    <style:style style:name="T4" style:family="text">
      <style:text-properties officeooo:rsid="001be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 Wirtschaftspolitische Ziele</text:p>
      <text:p text:style-name="P3"/>
      <text:p text:style-name="P3"/>
      <text:p text:style-name="P4">3.1 Das Magische Viereck bzw. Sechseck (siehe Kopie “Ziele staatlicher Wirtschaftspolitik”)</text:p>
      <text:p text:style-name="P4"/>
      <text:p text:style-name="P4"/>
      <text:p text:style-name="P4"/>
      <text:p text:style-name="P5"><text:tab/>Das magische Viereck wird ergänzt durch:</text:p>
      <text:p text:style-name="P5"/>
      <text:p text:style-name="P5">- gerechte Einkommensverteilung:</text:p>
      <text:p text:style-name="P5"/>
      <text:p text:style-name="P5"><text:tab/><text:tab/>der Staat versucht die große Einkommensunterschiede, die in der Marktwirschaft</text:p>
      <text:p text:style-name="P5"><text:tab/><text:tab/>bestehen etwas auszugleichen, indem Höherverdienende steuerlich stärker belastet</text:p>
      <text:p text:style-name="P5"><text:tab/><text:tab/>und Menschen ohne oder sehr niedrigen Einkommen unterstüzt werden.</text:p>
      <text:p text:style-name="P5"/>
      <text:p text:style-name="P5"/>
      <text:p text:style-name="P1"><text:span text:style-name="T1">- </text:span><text:span text:style-name="T2">Lebenswerte Umwelt:</text:span></text:p>
      <text:p text:style-name="P6"/>
      <text:p text:style-name="P6"><text:tab/><text:tab/>Die menschliche Gesundheit wird stark durch die Umwelt beeinflusst -&gt;</text:p>
      <text:p text:style-name="P5"/>
      <text:p text:style-name="P1"><text:span text:style-name="T1"><text:tab/><text:tab/></text:span><text:span text:style-name="T2">· Gesetze zum Schutz der Umwelt</text:span></text:p>
      <text:p text:style-name="P6"><text:tab/><text:tab/>· Förderung von umweltbewussten Handeln</text:p>
      <text:p text:style-name="P6"><text:tab/><text:tab/>· Bestrafung von umweltschädigwndem Verhalten</text:p>
      <text:p text:style-name="P6"/>
      <text:p text:style-name="P6"/>
      <text:p text:style-name="P6"/>
      <text:p text:style-name="P7"><text:span text:style-name="T3">3.2 Zielkonflikte und Zielharmonie</text:span></text:p>
      <text:p text:style-name="P7"><text:span text:style-name="T3"/></text:p>
      <text:p text:style-name="P7"><text:span text:style-name="T3">Ein Optimum aller 6 Ziele gleichzeitig ist nicht möglich, da sie sich nicht nur ergänzen, sondern auch behindern können.</text:span></text:p>
      <text:p text:style-name="P7"><text:span text:style-name="T3"/></text:p>
      <text:p text:style-name="P7"><text:span text:style-name="T3"/></text:p>
      <text:p text:style-name="P7"><text:span text:style-name="T3">Beispiel für Zielharmonie:</text:span></text:p>
      <text:p text:style-name="P7"><text:span text:style-name="T3"/></text:p>
      <text:p text:style-name="P7"><text:span text:style-name="T3"/></text:p>
      <text:p text:style-name="P7"><text:span text:style-name="T3">Hoher Beschäftigungsstand → soziale Gerechtigkeit</text:span></text:p>
      <text:p text:style-name="P7"><text:span text:style-name="T3"/></text:p>
      <text:p text:style-name="P7"><text:span text:style-name="T3">= Wenn die Zahl der beschäftigten stetig hoch bleint harmoniert dies auch mit der sozialen Gerechtigkeit, da die Arbeitslosenquote gering bleibt und der Staat nicht soviel Sozialhilfen leisten muss.</text:span></text:p>
      <text:p text:style-name="P7"><text:span text:style-name="T3"/></text:p>
      <text:p text:style-name="P7"><text:span text:style-name="T3"/></text:p>
      <text:p text:style-name="P8"><text:span text:style-name="T4">Beispiel für Zielkonflikte: <text:tab/>Wirtschaftswachstum → Umweltschutz</text:span></text:p>
      <text:p text:style-name="P8"><text:span text:style-name="T4"/></text:p>
      <text:p text:style-name="P8"><text:span text:style-name="T4">Beispiel für Zielharmonie: <text:tab/>Hoher Beschäftigungsgrad → soziale Gerechtigke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07:08:30.223352359</meta:creation-date>
    <dc:date>2013-06-07T08:24:27.806907003</dc:date>
    <meta:editing-duration>PT48M18S</meta:editing-duration>
    <meta:editing-cycles>4</meta:editing-cycles>
    <meta:generator>LibreOfficeDev/4.1.0.0.beta1$Linux_x86 LibreOffice_project/3a2c2d2417101e45fe07cfd8358acf2204a98f3</meta:generator>
    <meta:document-statistic meta:table-count="0" meta:image-count="0" meta:object-count="0" meta:page-count="1" meta:paragraph-count="19" meta:word-count="153" meta:character-count="1202" meta:non-whitespace-character-count="1051"/>
  </office:meta>
</office:document-meta>
</file>